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4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italic" style:font-weight-asian="bold" style:font-family-complex="Calib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italic" style:font-weight-asian="bold" style:font-family-complex="Calib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italic" style:font-weight-asian="bold" style:font-family-complex="Calib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bold" style:font-family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urse Run ID</text:p>
          </table:table-cell>
          <table:table-cell office:value-type="string" calcext:value-type="string">
            <office:annotation draw:style-name="gr1" draw:text-style-name="P2" svg:width="357.62pt" svg:height="70.47pt" svg:x="156.25pt" svg:y="7.51pt" draw:caption-point-x="48.76pt" draw:caption-point-y="-7.23pt">
              <dc:date>2018-07-06T00:00:00</dc:date>
              <text:p text:style-name="P1"><text:span text:style-name="T1">======</text:span></text:p>
              <text:p text:style-name="P1"><text:span text:style-name="T2">ID#AAAAB_gEqA4</text:span></text:p>
              <text:p text:style-name="P1"><text:span text:style-name="T3">Saiful Shahril Saini</text:span><text:span text:style-name="T2"> <text:s text:c="3"/>(2018-06-14 03:45:11)</text:span></text:p>
              <text:p text:style-name="P1"><text:span text:style-name="T2">I assume all the % values are simply storing the decimal numbers as is? E.g. 25.7, 99.9, 100, 67</text:span></text:p>
            </office:annotation>
            <text:p>Overall (%)</text:p>
          </table:table-cell>
          <table:table-cell office:value-type="string" calcext:value-type="string">
            <text:p>Trainer's Delivery (%)</text:p>
          </table:table-cell>
          <table:table-cell office:value-type="string" calcext:value-type="string">
            <text:p>Content Relevance (%)</text:p>
          </table:table-cell>
          <table:table-cell office:value-type="string" calcext:value-type="string">
            <text:p>Site Visits (%)</text:p>
          </table:table-cell>
          <table:table-cell office:value-type="string" calcext:value-type="string">
            <text:p>Facilities (%)</text:p>
          </table:table-cell>
          <table:table-cell office:value-type="string" calcext:value-type="string">
            <text:p>Admin (%)</text:p>
          </table:table-cell>
          <table:table-cell office:value-type="string" calcext:value-type="string">
            <text:p>Response Rate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5:39:50.3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1S</meta:editing-duration>
    <meta:editing-cycles>6</meta:editing-cycles>
    <meta:generator>LibreOffice/5.3.4.2$Windows_X86_64 LibreOffice_project/f82d347ccc0be322489bf7da61d7e4ad13fe2ff3</meta:generator>
    <dc:date>2018-07-19T15:40:25.557000000</dc:date>
    <meta:document-statistic meta:table-count="1" meta:cell-count="208" meta:object-count="0"/>
    <meta:user-defined meta:name="Info 1"/>
    <meta:user-defined meta:name="Info 2"/>
    <meta:user-defined meta:name="Info 3"/>
    <meta:user-defined meta:name="Info 4"/>
  </office:meta>
</office:document-meta>
</file>